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text-underline-style="solid" style:text-underline-width="auto" style:text-underline-color="font-color" fo:font-weight="bold" officeooo:rsid="0015f8af" officeooo:paragraph-rsid="0015f8af" style:font-weight-asian="bold" style:font-weight-complex="bold"/>
    </style:style>
    <style:style style:name="T1" style:family="text">
      <style:text-properties officeooo:rsid="001b4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ctiver environnement virtuel :</text:p>
      <text:p text:style-name="P1">source <text:span text:style-name="T1">stage</text:span>-env/bin/activate</text:p>
      <text:p text:style-name="P1"/>
      <text:p text:style-name="P1">https://docs.nvidia.com/cuda/cuda-installation-guide-linux/index.html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5:42:09.391675171</meta:creation-date>
    <dc:date>2021-05-18T08:31:12.156558986</dc:date>
    <meta:editing-duration>PT14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129" meta:non-whitespace-character-count="125"/>
  </office:meta>
</office:document-meta>
</file>